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b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Cab.appendFiles( Vector files , DirectoryScanner 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b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b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b.setCabfile( File cab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b.createListFile( Vector 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b.isUpToDate( Vector fi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b.getFil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b.createEx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.checkConfigurat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b.addFileset( File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b.setOptions( Stri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b.setCompress( boolean com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